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Symbol"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nap-to-layout-grid="false"/>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6"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0" style:family="paragraph" style:parent-style-name="Standard">
      <style:paragraph-properties fo:margin-left="0.5209in" fo:margin-right="0in" fo:text-indent="-0.0102in" style:auto-text-indent="false">
        <style:tab-stops/>
      </style:paragraph-properties>
    </style:style>
    <style:style style:name="P11" style:family="paragraph" style:parent-style-name="Standard">
      <style:paragraph-properties fo:margin-left="0.5102in" fo:margin-right="0in" fo:text-indent="0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4791in" fo:margin-right="0in" fo:text-indent="0in" style:auto-text-indent="false"/>
    </style:style>
    <style:style style:name="P14" style:family="paragraph" style:parent-style-name="Heading">
      <style:paragraph-properties fo:text-align="end" style:justify-single-word="false"/>
    </style:style>
    <style:style style:name="P15" style:family="paragraph" style:parent-style-name="Heading">
      <style:text-properties fo:font-size="14pt" style:font-size-asian="14pt"/>
    </style:style>
    <style:style style:name="P16" style:family="paragraph" style:parent-style-name="Heading">
      <style:paragraph-properties fo:text-align="end" style:justify-single-word="false"/>
      <style:text-properties fo:font-size="14pt" style:font-size-asian="14pt"/>
    </style:style>
    <style:style style:name="P17" style:family="paragraph" style:parent-style-name="Heading">
      <style:paragraph-properties fo:break-before="page"/>
    </style:style>
    <style:style style:name="P18" style:family="paragraph" style:parent-style-name="Heading">
      <style:paragraph-properties fo:break-before="page">
        <style:tab-stops>
          <style:tab-stop style:position="0.3in"/>
          <style:tab-stop style:position="6.5in" style:type="right"/>
        </style:tab-stops>
      </style:paragraph-properties>
    </style:style>
    <style:style style:name="P19" style:family="paragraph" style:parent-style-name="Heading" style:master-page-name="Standard">
      <style:paragraph-properties fo:text-align="end" style:justify-single-word="false" style:page-number="auto"/>
    </style:style>
    <style:style style:name="P20" style:family="paragraph" style:parent-style-name="Heading" style:master-page-name="Convert_20_1">
      <style:paragraph-properties style:page-number="auto"/>
    </style:style>
    <style:style style:name="P21" style:family="paragraph" style:parent-style-name="Contents_20_1">
      <style:paragraph-properties>
        <style:tab-stops>
          <style:tab-stop style:position="6.5in" style:type="right"/>
        </style:tab-stops>
      </style:paragraph-properties>
    </style:style>
    <style:style style:name="P22" style:family="paragraph" style:parent-style-name="Contents_20_2">
      <style:paragraph-properties>
        <style:tab-stops>
          <style:tab-stop style:position="6.5in" style:type="right"/>
        </style:tab-stops>
      </style:paragraph-properties>
    </style:style>
    <style:style style:name="P23" style:family="paragraph" style:parent-style-name="Tabletext">
      <style:paragraph-properties style:snap-to-layout-grid="false"/>
    </style:style>
    <style:style style:name="P24" style:family="paragraph" style:parent-style-name="Tabletext">
      <style:paragraph-properties fo:text-align="center" style:justify-single-word="false" style:snap-to-layout-grid="false"/>
      <style:text-properties fo:font-weight="bold" style:font-weight-asian="bold"/>
    </style:style>
    <style:style style:name="T1" style:family="text">
      <style:text-properties style:font-name-asian="Arial"/>
    </style:style>
    <style:style style:name="T2" style:family="text">
      <style:text-properties style:font-name="Symbol"/>
    </style:style>
    <style:style style:name="T3" style:family="text">
      <style:text-properties fo:font-weight="bold" style:font-weight-asian="bold" style:font-weight-complex="bold"/>
    </style:style>
    <style:style style:name="T4"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JagTrack</text:p>
      <text:p text:style-name="P14"><text:title>Iteration Plan</text:title></text:p>
      <text:p text:style-name="P14"/>
      <text:p text:style-name="P16">Version<text:span text:style-name="T1"> </text:span>&lt;1.0&gt;</text:p>
      <text:p text:style-name="P15"/>
      <text:p text:style-name="Standard"/>
      <text:p text:style-name="InfoBlue">[Note: The following template is provided for use with the Rational Unified Process<text:span text:style-name="T2"></text:span>.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20">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Date</text:p>
          </table:table-cell>
          <table:table-cell table:style-name="Table1.A1" office:value-type="string">
            <text:p text:style-name="P24">Version</text:p>
          </table:table-cell>
          <table:table-cell table:style-name="Table1.A1" office:value-type="string">
            <text:p text:style-name="P24">Description</text:p>
          </table:table-cell>
          <table:table-cell table:style-name="Table1.D1" office:value-type="string">
            <text:p text:style-name="P24">Author</text:p>
          </table:table-cell>
        </table:table-row>
        <table:table-row table:style-name="Table1.1">
          <table:table-cell table:style-name="Table1.A1" office:value-type="string">
            <text:p text:style-name="P23">04/Mar/12</text:p>
          </table:table-cell>
          <table:table-cell table:style-name="Table1.A1" office:value-type="string">
            <text:p text:style-name="P23">0.1</text:p>
          </table:table-cell>
          <table:table-cell table:style-name="Table1.A1" office:value-type="string">
            <text:p text:style-name="P23">Page Created</text:p>
          </table:table-cell>
          <table:table-cell table:style-name="Table1.D1" office:value-type="string">
            <text:p text:style-name="P23">Ray Bigelow</text:p>
          </table:table-cell>
        </table:table-row>
        <table:table-row table:style-name="Table1.1">
          <table:table-cell table:style-name="Table1.A1" office:value-type="string">
            <text:p text:style-name="P23">08/Mar/12</text:p>
          </table:table-cell>
          <table:table-cell table:style-name="Table1.A1" office:value-type="string">
            <text:p text:style-name="P23">0.2</text:p>
          </table:table-cell>
          <table:table-cell table:style-name="Table1.A1" office:value-type="string">
            <text:p text:style-name="P23">Brief introduction to everything</text:p>
          </table:table-cell>
          <table:table-cell table:style-name="Table1.D1" office:value-type="string">
            <text:p text:style-name="P23">Ray Bigelow</text:p>
          </table:table-cell>
        </table:table-row>
        <table:table-row table:style-name="Table1.1">
          <table:table-cell table:style-name="Table1.A1" office:value-type="string">
            <text:p text:style-name="P23">12/Mar/12</text:p>
          </table:table-cell>
          <table:table-cell table:style-name="Table1.A1" office:value-type="string">
            <text:p text:style-name="P23">1.0</text:p>
          </table:table-cell>
          <table:table-cell table:style-name="Table1.A1" office:value-type="string">
            <text:p text:style-name="P23">Glossary</text:p>
          </table:table-cell>
          <table:table-cell table:style-name="Table1.D1" office:value-type="string">
            <text:p text:style-name="P23">Ray Bigelow</text:p>
          </table:table-cell>
        </table:table-row>
        <table:table-row table:style-name="Table1.1">
          <table:table-cell table:style-name="Table1.A1" office:value-type="string">
            <text:p text:style-name="P23">14/Mar/12</text:p>
          </table:table-cell>
          <table:table-cell table:style-name="Table1.A1" office:value-type="string">
            <text:p text:style-name="P23">1.1</text:p>
          </table:table-cell>
          <table:table-cell table:style-name="Table1.A1" office:value-type="string">
            <text:p text:style-name="P23">Glossary Edit</text:p>
          </table:table-cell>
          <table:table-cell table:style-name="Table1.D1" office:value-type="string">
            <text:p text:style-name="P23">Ray Bigelow</text:p>
          </table:table-cell>
        </table:table-row>
      </table:table>
      <text:p text:style-name="Standard"/>
      <text:p text:style-name="P17">Table<text:span text:style-name="T1"> </text:span>of<text:span text:style-name="T1"> </text:span>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1. Introduction<text:tab/>4</text:p>
          <text:p text:style-name="P22">1.1 Purpose<text:tab/>4</text:p>
          <text:p text:style-name="P22">1.2 Scope<text:tab/>4</text:p>
          <text:p text:style-name="P22">1.3 Definitions, Acronyms, and Abbreviations<text:tab/>4</text:p>
          <text:p text:style-name="P22">1.4 References<text:tab/>4</text:p>
          <text:p text:style-name="P22">1.5 Overview<text:tab/>4</text:p>
          <text:p text:style-name="P21">2. Plan<text:tab/>4</text:p>
          <text:p text:style-name="P21">3. Resources<text:tab/>4</text:p>
          <text:p text:style-name="P21">4. Use Cases<text:tab/>4</text:p>
          <text:p text:style-name="P21">5. Evaluation Criteria<text:tab/>4</text:p>
        </text:index-body>
      </text:table-of-content>
      <text:p text:style-name="P18"><text:title>Iteration Plan</text:title></text:p>
      <text:h text:style-name="Heading_20_1" text:outline-level="1">Introduction</text:h>
      <text:h text:style-name="Heading_20_2" text:outline-level="2">Purpose</text:h>
      <text:p text:style-name="P10">The purpose of this iteration plan is to outline all the needed steps and documents needed for first phase of the project.</text:p>
      <text:h text:style-name="Heading_20_2" text:outline-level="2">Scope</text:h>
      <text:p text:style-name="InfoBlue">[A brief description of the scope of this <text:span text:style-name="T3">Iteration Plan</text:span>; what Project(s) it is associated with and anything else that is affected or influenced by this document.]</text:p>
      <text:p text:style-name="P11">The Scope of the Iteration Plan is the Jagtrack Software that will allow users to figure out trip times, plan routes, and move around campus with relative and stress-free ease.</text:p>
      <text:h text:style-name="Heading_20_2" text:outline-level="2">Definitions,<text:span text:style-name="T1"> </text:span>Acronyms,<text:span text:style-name="T1"> </text:span>and<text:span text:style-name="T1"> </text:span>Abbreviations</text:h>
      <text:p text:style-name="InfoBlue">[This subsection provides the definitions of all terms, acronyms, and abbreviations required to properly interpret the <text:span text:style-name="T3">Iteration Plan</text:span>. This information may be provided by reference to the project’s Glossary.]</text:p>
      <text:p text:style-name="P11">Term[synonym] - definition&lt;br/&gt;</text:p>
      <text:p text:style-name="P11">JagTran - tran service we are trying to improve&lt;br/&gt;</text:p>
      <text:p text:style-name="P11">Passenger[rider] - the rider of the tram&lt;br/&gt;</text:p>
      <text:p text:style-name="P11">User - Potential passenger&lt;br/&gt;</text:p>
      <text:p text:style-name="P11">bus[vehicle, tran] - vehicle the passengers ride in&lt;br/&gt;</text:p>
      <text:p text:style-name="P11">route[line] - the path round campus that the bus follows&lt;br/&gt;</text:p>
      <text:p text:style-name="P11">University of South Alabama [USA] - owner of the JagTran system&lt;br/&gt;</text:p>
      <text:p text:style-name="P11">transtop - location where a bus stops and passengers get on or off the bus&lt;br/&gt;</text:p>
      <text:h text:style-name="Heading_20_2" text:outline-level="2">References</text:h>
      <text:p text:style-name="InfoBlue">[This subsection provides a complete list of all documents referenced elsewhere in the <text:span text:style-name="T3">Iteration Plan</text:span>. Identify each document by title, report number if applicable, date, and publishing organization. Specify the sources from which the references can be obtained. This information may be provided by reference to an appendix or to another document.]</text:p>
      <text:p text:style-name="Text_20_body">Customer requirements information.</text:p>
      <text:h text:style-name="Heading_20_2" text:outline-level="2">Overview</text:h>
      <text:p text:style-name="InfoBlue">[This subsection describes what the rest of the <text:span text:style-name="T3">Iteration Plan</text:span> contains and explains how the document is organized.]</text:p>
      <text:p text:style-name="P11">the following explains briefly displaying our team meetings, the resources used, the selected fully dressed use cases, and the objectives we plan meet.</text:p>
      <text:h text:style-name="Heading_20_1" text:outline-level="1">Plan</text:h>
      <text:p text:style-name="InfoBlue">[Detailed diagrams showing timelines, intermediate milestones, when testing starts, beta version, demos and so on for the iteration.]</text:p>
      <text:p text:style-name="P11">&lt;b&gt;Team meetings&lt;/b&gt;&lt;br/&gt;</text:p>
      <text:p text:style-name="P11">Friday, Feb 10th (team leaders with McDonald)&lt;br/&gt;</text:p>
      <text:p text:style-name="P11">Monday, Feb 13th (team leaders with McDonald) &lt;br/&gt;</text:p>
      <text:p text:style-name="P11">Thursday, Feb 16th (class meeting) &lt;br/&gt;</text:p>
      <text:p text:style-name="P11">Friday, Feb 24th (team leaders)&lt;br/&gt;</text:p>
      <text:p text:style-name="P11">&lt;b&gt;&lt;u&gt;&lt;i&gt; SEND ME ALL OTHER IMPORTANT DATES SO I CAN ADD HERE&lt;/b&gt;&lt;/i&gt;&lt;/u&gt;</text:p>
      <text:p text:style-name="P11">&lt;br/&gt;&lt;br/&gt;</text:p>
      <text:h text:style-name="Heading_20_1" text:outline-level="1"><text:soft-page-break/>Resources</text:h>
      <text:p text:style-name="InfoBlue">[Resources needed for the iteration— human, financial, and so on.]</text:p>
      <text:p text:style-name="Text_20_body">The only resources needed for this iteration are the man power to develop the use cases and Google.</text:p>
      <text:h text:style-name="Heading_20_1" text:outline-level="1">Use<text:span text:style-name="T1"> </text:span>Cases</text:h>
      <text:p text:style-name="InfoBlue">[List the use cases and scenarios that are being developed for this iteration.]</text:p>
      <text:p text:style-name="P12">One of the use cases we are fully developing are polling the number of passengers boarding the JagTran to get an estimated usage. <text:s/>the other use case is a load balancing to find out how full each vehicle is and possibly reassigning vehicles from lesser used routes in order to alleviate the load on the more popular routes and stops during peak times.</text:p>
      <text:h text:style-name="Heading_20_1" text:outline-level="1">Evaluation<text:span text:style-name="T1"> </text:span>Criteria</text:h>
      <text:p text:style-name="InfoBlue">[Functionality, performance, capacity, quality measures, quality goals, and so forth.]</text:p>
      <text:p text:style-name="P13">the current goals for this iteration is to develop a working prototype and make a list of all the functions we need to make the software useful to all that will us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family-generic="roman" style:font-charset="x-symbol"/>
    <style:font-face style:name="Symbol"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5in" fo:margin-right="0in" fo:margin-top="0in" fo:margin-bottom="0.0835in" fo:text-indent="0in"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list-level-properties text:min-label-width="0.2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479in" fo:margin-left="-0.0799in" table:align="left" style:writing-mode="lr-tb"/>
    </style:style>
    <style:style style:name="Table3.A" style:family="table-column">
      <style:table-column-properties style:column-width="4.4299in"/>
    </style:style>
    <style:style style:name="Table3.B" style:family="table-column">
      <style:table-column-properties style:column-width="2.218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5875in" fo:margin-left="-0.075in" table:align="left" style:writing-mode="lr-tb"/>
    </style:style>
    <style:style style:name="Table2.A" style:family="table-column">
      <style:table-column-properties style:column-width="2.195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number:number-style style:name="N0">
      <number:number number:min-integer-digits="1"/>
    </number:number-style>
    <number:date-style style:name="N120">
      <number:year number:style="long"/>
    </number:date-style>
  </office:automatic-styles>
  <office:master-styles>
    <style:master-page style:name="Standard" style:page-layout-name="Mpm1">
      <style:header>
        <text:p text:style-name="MP1"/>
        <text:p text:style-name="MP2"/>
        <text:p text:style-name="MP3"><text:user-defined style:data-style-name="N0" text:name="Company">&lt;Company Name&gt;</text:user-defined></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 table:style-name="Table3">
          <table:table-column table:style-name="Table3.A"/>
          <table:table-column table:style-name="Table3.B"/>
          <table:table-row table:style-name="Table3.1">
            <table:table-cell table:style-name="Table3.A1" office:value-type="string">
              <text:p text:style-name="MP5">JagTrack</text:p>
            </table:table-cell>
            <table:table-cell table:style-name="Table3.B1" office:value-type="string">
              <text:p text:style-name="MP6"><text:s text:c="2"/>Version: <text:s text:c="10"/>1.1</text:p>
            </table:table-cell>
          </table:table-row>
          <table:table-row table:style-name="Table3.1">
            <table:table-cell table:style-name="Table3.A1" office:value-type="string">
              <text:p text:style-name="MP5"><text:title>Iteration Plan</text:title></text:p>
            </table:table-cell>
            <table:table-cell table:style-name="Table3.B1" office:value-type="string">
              <text:p text:style-name="MP5"><text:s text:c="2"/>Date: <text:s/>15/Mar/12</text:p>
            </table:table-cell>
          </table:table-row>
          <table:table-row table:style-name="Table3.1">
            <table:table-cell table:style-name="Table3.B1" table:number-columns-spanned="2" office:value-type="string">
              <text:p text:style-name="MP5">&lt;document identifier&gt;</text:p>
            </table:table-cell>
            <table:covered-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7">Confidential</text:p>
            </table:table-cell>
            <table:table-cell table:style-name="Table2.A1" office:value-type="string">
              <text:p text:style-name="MP8"><text:span text:style-name="MT1"></text:span><text:user-defined style:data-style-name="N0" text:name="Company">&lt;Company Name&gt;</text:user-defined>, <text:date style:data-style-name="N120" text:date-value="2012-03-17T14:56:20">2012</text:date></text:p>
            </table:table-cell>
            <table:table-cell table:style-name="Table2.A1" office:value-type="string">
              <text:p text:style-name="MP9">Page <text:span text:style-name="Page_20_Number"><text:page-number text:select-page="current">4</text:page-number></text:span><text:span text:style-name="Page_20_Number"> of </text:span><text:span text:style-name="Page_20_Number"><text:page-count style:num-format="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teration Plan</dc:title>
    <dc:subject>&lt;Project Name&gt;</dc:subject>
    <meta:initial-creator>hayden </meta:initial-creator>
    <meta:creation-date>2012-03-17T14:48:59</meta:creation-date>
    <dc:creator>hayden </dc:creator>
    <dc:date>2012-03-17T14:56:19</dc:date>
    <meta:editing-cycles>3</meta:editing-cycles>
    <meta:editing-duration>PT8M22S</meta:editing-duration>
    <meta:document-statistic meta:table-count="3" meta:image-count="0" meta:object-count="0" meta:page-count="5" meta:paragraph-count="87" meta:word-count="746" meta:character-count="4704" meta:non-whitespace-character-count="4041"/>
    <meta:generator>LibreOffice/3.4$Linux LibreOffice_project/340m1$Build-302</meta:generator>
    <meta:user-defined meta:name="Info 1"/>
    <meta:user-defined meta:name="Info 2"/>
    <meta:user-defined meta:name="Info 3"/>
    <meta:user-defined meta:name="Info 4"/>
  </office:meta>
</office:document-meta>
</file>